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7.62cm" svg:x="6.381cm" svg:y="5.0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11.43cm" svg:x="19.716cm" svg:y="1.227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2.31cm" svg:height="0.271cm" draw:transform="skewX (-0.0624827872213851) rotate (1.29241631110156) translate (19.7139361850119cm 8.21154737356383cm)" svg:viewBox="0 0 2311 272" svg:d="m0 42425c136 609 2311-2 2311-2">
            <text:p/>
          </draw:path>
          <draw:path draw:style-name="gr2" draw:text-style-name="P1" draw:layer="layout" svg:width="2.31cm" svg:height="0.271cm" draw:transform="skewX (0.0624827872213852) rotate (1.84917634248764) translate (20.35cm 5.9895cm)" svg:viewBox="0 0 2311 272" svg:d="m2311 35843c-136 609-2311-2-2311-2">
            <text:p/>
          </draw:path>
        </draw:g>
        <draw:g>
          <draw:path draw:style-name="gr2" draw:text-style-name="P1" draw:layer="layout" svg:width="2.31cm" svg:height="0.271cm" draw:transform="skewX (-0.0624827872213852) rotate (1.29241631110156) translate (22.8899361850119cm 13.9265473735638cm)" svg:viewBox="0 0 2311 272" svg:d="m0 51673c136 608 2311-2 2311-2">
            <text:p/>
          </draw:path>
          <draw:path draw:style-name="gr2" draw:text-style-name="P1" draw:layer="layout" svg:width="2.31cm" svg:height="0.271cm" draw:transform="skewX (0.0624827872213852) rotate (1.84917634248764) translate (23.526cm 11.7045cm)" svg:viewBox="0 0 2311 272" svg:d="m2311 38810c-136 608-2311-2-2311-2">
            <text:p/>
          </draw:path>
        </draw:g>
        <draw:line draw:style-name="gr3" draw:text-style-name="P1" draw:layer="layout" svg:x1="22.891cm" svg:y1="5.037cm" svg:x2="22.891cm" svg:y2="9.482cm">
          <text:p/>
        </draw:line>
        <draw:g>
          <draw:path draw:style-name="gr2" draw:text-style-name="P1" draw:layer="layout" svg:width="2.31cm" svg:height="0.271cm" draw:transform="skewX (-0.0624827872213851) rotate (1.29241631110156) translate (6.38093618501188cm 13.9265473735638cm)" svg:viewBox="0 0 2311 272" svg:d="m0 19927c136 608 2311-2 2311-2">
            <text:p/>
          </draw:path>
          <draw:path draw:style-name="gr2" draw:text-style-name="P1" draw:layer="layout" svg:width="2.31cm" svg:height="0.271cm" draw:transform="skewX (0.0624827872213852) rotate (1.84917634248764) translate (7.017cm 11.7045cm)" svg:viewBox="0 0 2311 272" svg:d="m2311 7063c-136 609-2311-2-2311-2">
            <text:p/>
          </draw:path>
        </draw:g>
        <draw:custom-shape draw:style-name="gr4" draw:text-style-name="P2" draw:layer="layout" svg:width="8.89cm" svg:height="1.27cm" svg:x="19.716cm" svg:y="0.592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6.51cm" svg:height="1.27cm" svg:x="6.381cm" svg:y="4.402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0.191cm" svg:y="10.117cm">
          <text:p text:style-name="P1"><text:span text:style-name="T1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7.94cm" svg:height="1.27cm" svg:x="0.666cm" svg:y="12.022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19.716cm" svg:y="10.117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9.716cm" svg:y1="1.227cm" svg:x2="19.716cm" svg:y2="3.767cm">
          <text:p/>
        </draw:line>
        <draw:frame draw:style-name="gr7" draw:text-style-name="P3" draw:layer="layout" svg:width="1.27cm" svg:height="0.954cm" svg:x="17.877cm" svg:y="2.517cm">
          <draw:text-box>
            <text:p><text:span text:style-name="T1">(1)</text:span></text:p>
          </draw:text-box>
        </draw:frame>
        <draw:line draw:style-name="gr8" draw:text-style-name="P1" draw:layer="layout" svg:x1="19.682cm" svg:y1="3.052cm" svg:x2="19.047cm" svg:y2="3.052cm">
          <text:p/>
        </draw:line>
        <draw:line draw:style-name="gr3" draw:text-style-name="P1" draw:layer="layout" svg:x1="6.381cm" svg:y1="5.037cm" svg:x2="6.381cm" svg:y2="9.482cm">
          <text:p/>
        </draw:line>
        <draw:custom-shape draw:style-name="gr5" draw:text-style-name="P2" draw:layer="layout" svg:width="8.89cm" svg:height="1.27cm" svg:x="16.541cm" svg:y="6.307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9cm" svg:height="1.27cm" svg:x="0.666cm" svg:y="10.117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2.31cm" svg:height="0.27cm" draw:transform="skewX (-0.0630063859969834) rotate (-1.84917634248883) translate (6.38118180879879cm 9.4820397737096cm)" svg:viewBox="0 0 2311 271" svg:d="m0-17482c136 610 2311 0 2311 0">
            <text:p/>
          </draw:path>
          <draw:path draw:style-name="gr2" draw:text-style-name="P1" draw:layer="layout" svg:width="2.31cm" svg:height="0.271cm" draw:transform="skewX (0.0630063859969833) rotate (-1.29241631110274) translate (5.747cm 11.7045cm)" svg:viewBox="0 0 2311 272" svg:d="m2311-4618c-136 610-2311-1-2311-1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2.8901818087988cm 9.4820397737096cm)" svg:viewBox="0 0 2311 271" svg:d="m0-49229c136 610 2311 0 2311 0">
            <text:p/>
          </draw:path>
          <draw:path draw:style-name="gr2" draw:text-style-name="P1" draw:layer="layout" svg:width="2.31cm" svg:height="0.27cm" draw:transform="skewX (0.0630063859969834) rotate (-1.29241631110274) translate (22.256cm 11.7045cm)" svg:viewBox="0 0 2311 271" svg:d="m2311-36366c-136 610-2311 0-2311 0">
            <text:p/>
          </draw:path>
        </draw:g>
        <draw:g>
          <draw:path draw:style-name="gr2" draw:text-style-name="P1" draw:layer="layout" svg:width="2.31cm" svg:height="0.271cm" draw:transform="skewX (-0.0630063859969833) rotate (-1.84917634248883) translate (19.7151818087988cm 3.76703977370955cm)" svg:viewBox="0 0 2311 272" svg:d="m0-39983c136 611 2311 0 2311 0">
            <text:p/>
          </draw:path>
          <draw:path draw:style-name="gr2" draw:text-style-name="P1" draw:layer="layout" svg:width="2.31cm" svg:height="0.271cm" draw:transform="skewX (0.0630063859969834) rotate (-1.29241631110274) translate (19.081cm 5.9895cm)" svg:viewBox="0 0 2311 272" svg:d="m2311-33401c-136 611-2311 0-2311 0">
            <text:p/>
          </draw:path>
        </draw:g>
        <draw:frame draw:style-name="gr7" draw:text-style-name="P3" draw:layer="layout" svg:width="2.005cm" svg:height="0.954cm" svg:x="3.941cm" svg:y="8.212cm">
          <draw:text-box>
            <text:p><text:span text:style-name="T1">(2, 3)</text:span></text:p>
          </draw:text-box>
        </draw:frame>
        <draw:line draw:style-name="gr8" draw:text-style-name="P1" draw:layer="layout" svg:x1="6.381cm" svg:y1="8.747cm" svg:x2="5.746cm" svg:y2="8.747cm">
          <text:p/>
        </draw:line>
        <draw:frame draw:style-name="gr7" draw:text-style-name="P3" draw:layer="layout" svg:width="1.27cm" svg:height="0.954cm" svg:x="21.086cm" svg:y="8.212cm">
          <draw:text-box>
            <text:p><text:span text:style-name="T1">(3)</text:span></text:p>
          </draw:text-box>
        </draw:frame>
        <draw:line draw:style-name="gr8" draw:text-style-name="P1" draw:layer="layout" svg:x1="22.891cm" svg:y1="8.747cm" svg:x2="22.256cm" svg:y2="8.747cm">
          <text:p/>
        </draw:line>
        <draw:line draw:style-name="gr3" draw:text-style-name="P1" draw:layer="layout" svg:x1="0.666cm" svg:y1="14.247cm" svg:x2="3.206cm" svg:y2="14.247cm">
          <text:p/>
        </draw:line>
        <draw:frame draw:style-name="gr9" draw:text-style-name="P3" draw:layer="layout" svg:width="1.827cm" svg:height="1.585cm" svg:x="0.666cm" svg:y="14.247cm">
          <draw:text-box>
            <text:p><text:span text:style-name="T1">Time</text:span></text:p>
          </draw:text-box>
        </draw:frame>
        <draw:frame draw:style-name="gr7" draw:text-style-name="P3" draw:layer="layout" svg:width="1.27cm" svg:height="0.954cm" svg:x="26.601cm" svg:y="3.767cm">
          <draw:text-box>
            <text:p><text:span text:style-name="T1">(4)</text:span></text:p>
          </draw:text-box>
        </draw:frame>
        <draw:line draw:style-name="gr8" draw:text-style-name="P1" draw:layer="layout" svg:x1="26.701cm" svg:y1="4.302cm" svg:x2="26.066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5.8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3:44:33</meta:creation-date>
    <dc:date>2011-07-30T19:27:45</dc:date>
    <dc:creator>Bo Morgan</dc:creator>
    <meta:editing-duration>PT08H47M15S</meta:editing-duration>
    <meta:editing-cycles>10</meta:editing-cycles>
    <meta:generator>OpenOffice.org/3.2$Linux OpenOffice.org_project/320m12$Build-9483</meta:generator>
    <meta:document-statistic meta:object-count="40"/>
  </office:meta>
</office:document-meta>
</file>